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F000001B91D41BCF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le1" style:family="table">
      <style:table-properties style:width="18.415cm" fo:margin-top="0cm" fo:margin-bottom="0cm" table:align="center" style:writing-mode="page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0.157cm"/>
    </style:style>
    <style:style style:name="Table1.C" style:family="table-column">
      <style:table-column-properties style:column-width="0.637cm"/>
    </style:style>
    <style:style style:name="Table1.D" style:family="table-column">
      <style:table-column-properties style:column-width="2.381cm"/>
    </style:style>
    <style:style style:name="Table1.E" style:family="table-column">
      <style:table-column-properties style:column-width="3.173cm"/>
    </style:style>
    <style:style style:name="Table1.F" style:family="table-column">
      <style:table-column-properties style:column-width="1.272cm"/>
    </style:style>
    <style:style style:name="Table1.G" style:family="table-column">
      <style:table-column-properties style:column-width="1.588cm"/>
    </style:style>
    <style:style style:name="Table1.H" style:family="table-column">
      <style:table-column-properties style:column-width="3.175cm"/>
    </style:style>
    <style:style style:name="Table1.1" style:family="table-row">
      <style:table-row-properties style:min-row-height="0.704cm" fo:keep-together="auto"/>
    </style:style>
    <style:style style:name="Table1.A1" style:family="table-cell">
      <style:table-cell-properties style:vertical-align="middle" fo:background-color="#0c0c0c" fo:padding-left="0.191cm" fo:padding-right="0.191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1.2" style:family="table-row">
      <style:table-row-properties style:row-height="3.328cm" fo:keep-together="auto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H2" style:family="table-cell">
      <style:table-cell-properties fo:padding-left="0.191cm" fo:padding-right="0.191cm" fo:padding-top="0cm" fo:padding-bottom="0cm" fo:border="0.5pt solid #000000"/>
    </style:style>
    <style:style style:name="Table1.3" style:family="table-row">
      <style:table-row-properties style:row-height="1.801cm" fo:keep-together="auto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E3" style:family="table-cell">
      <style:table-cell-properties fo:padding-left="0.191cm" fo:padding-right="0.191cm" fo:padding-top="0cm" fo:padding-bottom="0cm" fo:border="0.5pt solid #000000"/>
    </style:style>
    <style:style style:name="Table1.4" style:family="table-row">
      <style:table-row-properties style:row-height="1.342cm" fo:keep-together="auto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="0.5pt solid #000000"/>
    </style:style>
    <style:style style:name="Table1.G4" style:family="table-cell">
      <style:table-cell-properties fo:padding-left="0.191cm" fo:padding-right="0.191cm" fo:padding-top="0cm" fo:padding-bottom="0cm" fo:border="0.5pt solid #000000"/>
    </style:style>
    <style:style style:name="Table1.5" style:family="table-row">
      <style:table-row-properties style:min-row-height="1.73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6" style:family="table-row">
      <style:table-row-properties style:min-row-height="1.7cm" fo:keep-together="auto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7" style:family="table-row">
      <style:table-row-properties style:min-row-height="0.656cm" fo:keep-together="auto"/>
    </style:style>
    <style:style style:name="Table1.A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8" style:family="table-row">
      <style:table-row-properties style:min-row-height="1.658cm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E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A9" style:family="table-cell">
      <style:table-cell-properties fo:padding-left="0.191cm" fo:padding-right="0.191cm" fo:padding-top="0cm" fo:padding-bottom="0cm" fo:border="0.5pt solid #000000"/>
    </style:style>
    <style:style style:name="Table1.C9" style:family="table-cell">
      <style:table-cell-properties fo:padding-left="0.191cm" fo:padding-right="0.191cm" fo:padding-top="0cm" fo:padding-bottom="0cm" fo:border="0.5pt solid #000000"/>
    </style:style>
    <style:style style:name="Table1.A10" style:family="table-cell">
      <style:table-cell-properties fo:padding-left="0.191cm" fo:padding-right="0.191cm" fo:padding-top="0cm" fo:padding-bottom="0cm" fo:border="0.5pt solid #000000"/>
    </style:style>
    <style:style style:name="Table1.F1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>
        <style:tab-stops>
          <style:tab-stop style:position="0.104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fo:language="en" fo:country="US" fo:font-weight="bold" style:font-name-asian="Arial Unicode MS" style:font-size-asian="8pt" style:font-weight-asian="bold" style:font-name-complex="Arial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style:font-name-asian="Arial Unicode MS" style:font-size-asian="10pt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fo:font-style="italic" style:font-name-asian="Arial Unicode MS" style:font-size-asian="6pt" style:font-style-asian="italic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fo:language="en" fo:country="US" style:font-name-asian="Arial Unicode MS" style:font-size-asian="8pt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1"/>
    </style:style>
    <style:style style:name="P9" style:family="paragraph" style:parent-style-name="Standard">
      <style:paragraph-properties fo:line-height="110%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line-height="110%"/>
    </style:style>
    <style:style style:name="P11" style:family="paragraph" style:parent-style-name="Standard">
      <style:paragraph-properties fo:line-height="110%"/>
      <style:text-properties style:font-name="Arial" fo:font-size="8pt" style:font-name-asian="Arial Unicode MS" style:font-size-asian="8pt" style:font-name-complex="Arial1"/>
    </style:style>
    <style:style style:name="P12" style:family="paragraph" style:parent-style-name="Standard">
      <style:text-properties style:font-name="Arial" fo:font-size="8pt" fo:font-weight="bold" style:font-size-asian="8pt" style:font-weight-asian="bold" style:font-name-complex="Arial1"/>
    </style:style>
    <style:style style:name="P13" style:family="paragraph" style:parent-style-name="Standard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name-complex="Arial1"/>
    </style:style>
    <style:style style:name="P14" style:family="paragraph" style:parent-style-name="Standard">
      <style:paragraph-properties fo:line-height="110%"/>
      <style:text-properties style:font-name="Arial" fo:font-size="10pt" style:font-name-asian="Arial Unicode MS" style:font-size-asian="10pt" style:font-name-complex="Arial1"/>
    </style:style>
    <style:style style:name="P15" style:family="paragraph" style:parent-style-name="Standard">
      <style:paragraph-properties fo:line-height="110%" fo:text-align="center" style:justify-single-word="false"/>
    </style:style>
    <style:style style:name="P16" style:family="paragraph" style:parent-style-name="Standard">
      <style:paragraph-properties fo:line-height="110%" fo:text-align="center" style:justify-single-word="false"/>
      <style:text-properties style:font-name="Arial" fo:font-size="8pt" fo:language="en" fo:country="US" style:font-name-asian="Arial Unicode MS" style:font-size-asian="8pt" style:font-name-complex="Arial1"/>
    </style:style>
    <style:style style:name="P17" style:family="paragraph" style:parent-style-name="Standard">
      <style:text-properties style:font-name="Arial" fo:font-size="8pt" style:font-size-asian="8pt" style:font-name-complex="Arial1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fo:language="en" fo:country="US" fo:font-weight="bold" style:font-size-asian="8pt" style:font-weight-asian="bold" style:font-name-complex="Arial1"/>
    </style:style>
    <style:style style:name="P19" style:family="paragraph" style:parent-style-name="Standard">
      <style:paragraph-properties fo:margin-top="0cm" fo:margin-bottom="0cm" style:contextual-spacing="false"/>
    </style:style>
    <style:style style:name="P20" style:family="paragraph" style:parent-style-name="Standard" style:master-page-name="Converted1">
      <style:paragraph-properties style:page-number="auto"/>
      <style:text-properties fo:font-weight="bold" officeooo:rsid="0018b990" officeooo:paragraph-rsid="0018b990" style:font-weight-asian="bold"/>
    </style:style>
    <style:style style:name="P21" style:family="paragraph" style:parent-style-name="Standard">
      <style:text-properties fo:font-weight="bold" officeooo:rsid="0018b990" officeooo:paragraph-rsid="0018b990" style:font-weight-asian="bold"/>
    </style:style>
    <style:style style:name="P22" style:family="paragraph" style:parent-style-name="Title">
      <style:text-properties officeooo:rsid="0018b990" officeooo:paragraph-rsid="0018b990"/>
    </style:style>
    <style:style style:name="P23" style:family="paragraph" style:parent-style-name="Subtitle">
      <style:text-properties officeooo:rsid="0018b990" officeooo:paragraph-rsid="0018b990"/>
    </style:style>
    <style:style style:name="P24" style:family="paragraph" style:parent-style-name="Header">
      <style:paragraph-properties fo:text-align="center" style:justify-single-word="false"/>
      <style:text-properties officeooo:rsid="0018b990" officeooo:paragraph-rsid="0018b990"/>
    </style:style>
    <style:style style:name="P25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27" style:family="paragraph" style:parent-style-name="Header">
      <style:paragraph-properties fo:text-align="start" style:justify-single-word="false"/>
      <style:text-properties officeooo:rsid="0018b990" officeooo:paragraph-rsid="0018b990"/>
    </style:style>
    <style:style style:name="P28" style:family="paragraph" style:parent-style-name="Standard">
      <style:text-properties officeooo:rsid="001b4e38" officeooo:paragraph-rsid="001b4e38"/>
    </style:style>
    <style:style style:name="P29" style:family="paragraph" style:parent-style-name="Text_20_body">
      <style:text-properties fo:font-size="20pt" fo:font-weight="bold" officeooo:rsid="0018b990" officeooo:paragraph-rsid="0018b990" style:font-size-asian="17.5pt" style:font-weight-asian="bold" style:font-size-complex="20pt" style:font-weight-complex="bold"/>
    </style:style>
    <style:style style:name="P30" style:family="paragraph" style:parent-style-name="Heading_20_1">
      <style:text-properties officeooo:rsid="001b4e38" officeooo:paragraph-rsid="001b4e38"/>
    </style:style>
    <style:style style:name="P31" style:family="paragraph" style:parent-style-name="Heading_20_2">
      <style:text-properties officeooo:paragraph-rsid="001b4e38"/>
    </style:style>
    <style:style style:name="P32" style:family="paragraph" style:parent-style-name="Text_20_body" style:list-style-name="L1">
      <style:text-properties fo:font-size="16pt" style:text-underline-style="none" fo:font-weight="normal" officeooo:rsid="0018b990" officeooo:paragraph-rsid="0018b990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18b990" officeooo:paragraph-rsid="0018b990" style:font-size-asian="14pt" style:font-weight-asian="normal" style:font-size-complex="16pt" style:font-weight-complex="normal"/>
    </style:style>
    <style:style style:name="P34" style:family="paragraph" style:parent-style-name="Standard">
      <style:text-properties fo:color="#6a9955" loext:opacity="100%" style:font-name="Droid Sans Mono" fo:font-size="10.5pt" fo:font-weight="normal" officeooo:rsid="001b4e38" officeooo:paragraph-rsid="001b4e38" fo:background-color="#1f1f1f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36" style:family="paragraph" style:parent-style-name="Text_20_body">
      <style:text-properties fo:font-size="20pt" style:text-underline-style="none" fo:font-weight="bold" officeooo:rsid="0018b990" officeooo:paragraph-rsid="0018b990" style:font-size-asian="17.5pt" style:font-weight-asian="bold" style:font-size-complex="20pt" style:font-weight-complex="bold"/>
    </style:style>
    <style:style style:name="P37" style:family="paragraph" style:parent-style-name="Text_20_body">
      <style:text-properties fo:font-size="20pt" style:text-underline-style="none" fo:font-weight="bold" officeooo:rsid="001f07b1" officeooo:paragraph-rsid="001f07b1" style:font-size-asian="17.5pt" style:font-weight-asian="bold" style:font-size-complex="20pt" style:font-weight-complex="bold"/>
    </style:style>
    <style:style style:name="P38" style:family="paragraph" style:parent-style-name="Text_20_body">
      <style:text-properties fo:font-size="14pt" style:text-underline-style="none" fo:font-weight="normal" officeooo:rsid="001f07b1" officeooo:paragraph-rsid="001f07b1" style:font-size-asian="12.25pt" style:font-weight-asian="normal" style:font-size-complex="14pt" style:font-weight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18b990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4pt" fo:language="en" fo:country="US" fo:font-weight="bold" style:font-name-asian="Arial Unicode MS" style:font-size-asian="14pt" style:font-weight-asian="bold" style:font-name-complex="Arial1"/>
    </style:style>
    <style:style style:name="T5" style:family="text">
      <style:text-properties style:font-name="Arial" fo:font-size="8pt" fo:font-weight="bold" style:font-name-asian="Arial Unicode MS" style:font-size-asian="8pt" style:font-weight-asian="bold" style:font-name-complex="Arial1"/>
    </style:style>
    <style:style style:name="T6" style:family="text">
      <style:text-properties style:font-name="Arial" fo:font-size="14pt" fo:font-weight="bold" style:font-name-asian="Arial Unicode MS" style:font-size-asian="14pt" style:font-weight-asian="bold" style:font-name-complex="Arial1"/>
    </style:style>
    <style:style style:name="T7" style:family="text">
      <style:text-properties style:font-name="Arial" fo:font-size="8pt" fo:language="en" fo:country="US" fo:font-weight="bold" style:font-name-asian="Arial Unicode MS" style:font-size-asian="8pt" style:font-weight-asian="bold" style:font-name-complex="Arial1"/>
    </style:style>
    <style:style style:name="T8" style:family="text">
      <style:text-properties style:font-name="Arial" fo:font-size="10pt" fo:language="en" fo:country="US" style:font-name-asian="Arial Unicode MS" style:font-size-asian="10pt" style:font-name-complex="Arial1"/>
    </style:style>
    <style:style style:name="T9" style:family="text">
      <style:text-properties style:font-name="Arial" fo:font-size="8pt" style:font-name-asian="Arial Unicode MS" style:font-size-asian="8pt" style:font-name-complex="Arial1"/>
    </style:style>
    <style:style style:name="T10" style:family="text">
      <style:text-properties style:font-name="Arial" fo:font-size="6pt" fo:font-style="italic" style:font-name-asian="Arial Unicode MS" style:font-size-asian="6pt" style:font-style-asian="italic" style:font-name-complex="Arial1"/>
    </style:style>
    <style:style style:name="T11" style:family="text">
      <style:text-properties style:font-name="Arial" fo:font-size="7pt" fo:language="en" fo:country="US" fo:font-style="italic" style:font-name-asian="Arial Unicode MS" style:font-size-asian="7pt" style:font-style-asian="italic" style:font-name-complex="Arial1"/>
    </style:style>
    <style:style style:name="T12" style:family="text">
      <style:text-properties style:font-name="Arial" fo:font-size="8pt" fo:language="en" fo:country="US" style:font-name-asian="Arial Unicode MS" style:font-size-asian="8pt" style:font-name-complex="Arial1"/>
    </style:style>
    <style:style style:name="T13" style:family="text">
      <style:text-properties style:font-name="Arial" fo:font-size="8pt" fo:language="en" fo:country="US" style:font-size-asian="8pt" style:font-name-complex="Arial1"/>
    </style:style>
    <style:style style:name="T14" style:family="text">
      <style:text-properties style:font-name="Arial" fo:font-size="8pt" style:font-size-asian="8pt" style:font-name-complex="Arial1" style:font-size-complex="8pt"/>
    </style:style>
    <style:style style:name="T15" style:family="text">
      <style:text-properties style:font-name="Arial" fo:font-size="8pt" fo:language="en" fo:country="US" style:font-name-asian="Arial Unicode MS" style:font-size-asian="8pt" style:font-name-complex="Arial1" style:font-size-complex="8pt"/>
    </style:style>
    <style:style style:name="T16" style:family="text">
      <style:text-properties style:font-name="Arial" fo:font-size="8pt" style:font-name-asian="Arial Unicode MS" style:font-size-asian="8pt" style:font-name-complex="Arial1" style:font-size-complex="8pt"/>
    </style:style>
    <style:style style:name="T17" style:family="text">
      <style:text-properties fo:color="#000000" loext:opacity="100%" style:font-name="Arial" fo:font-size="8pt" style:font-size-asian="8pt" style:font-name-complex="Arial1" style:font-size-complex="8pt">
        <loext:char-complex-color loext:theme-type="dark1" loext:color-type="theme"/>
      </style:text-properties>
    </style:style>
    <style:style style:name="T18" style:family="text">
      <style:text-properties style:font-name="Arial" fo:font-size="8pt" fo:font-weight="bold" style:font-size-asian="8pt" style:font-weight-asian="bold" style:font-name-complex="Arial1"/>
    </style:style>
    <style:style style:name="T19" style:family="text">
      <style:text-properties style:font-name="Arial" fo:font-size="8pt" style:font-size-asian="8pt" style:font-name-complex="Arial1"/>
    </style:style>
    <style:style style:name="T20" style:family="text">
      <style:text-properties style:font-name="Arial" fo:font-size="10pt" fo:language="en" fo:country="US" fo:font-weight="bold" style:font-size-asian="10pt" style:font-weight-asian="bold" style:font-name-complex="Arial1"/>
    </style:style>
    <style:style style:name="T21" style:family="text">
      <style:text-properties style:font-name="Arial" fo:font-size="10pt" style:font-name-asian="Arial Unicode MS" style:font-size-asian="10pt" style:font-name-complex="Arial1"/>
    </style:style>
    <style:style style:name="T22" style:family="text">
      <style:text-properties fo:font-family="ZapfDingbats" style:font-family-generic="swiss" style:font-pitch="variable" style:font-charset="x-symbol" fo:font-size="10pt" style:font-family-asian="ZapfDingbats" style:font-family-generic-asian="system" style:font-pitch-asian="variable" style:font-size-asian="10pt" style:font-family-complex="ZapfDingbats" style:font-family-generic-complex="system" style:font-pitch-complex="variable"/>
    </style:style>
    <style:style style:name="T23" style:family="text">
      <style:text-properties style:font-name="Arial" fo:font-size="16pt" fo:language="en" fo:country="US" fo:font-weight="bold" style:font-name-asian="Arial Unicode MS" style:font-size-asian="16pt" style:font-weight-asian="bold" style:font-name-complex="Arial1"/>
    </style:style>
    <style:style style:name="T24" style:family="text">
      <style:text-properties style:font-name="Arial" fo:font-size="16pt" fo:font-weight="bold" style:font-name-asian="Arial Unicode MS" style:font-size-asian="16pt" style:font-weight-asian="bold" style:font-name-complex="Arial1"/>
    </style:style>
    <style:style style:name="T25" style:family="text">
      <style:text-properties style:font-name="Arial" fo:font-size="8pt" fo:language="en" fo:country="US" fo:font-weight="bold" style:font-size-asian="8pt" style:font-weight-asian="bold" style:font-name-complex="Arial1"/>
    </style:style>
    <style:style style:name="T26" style:family="text">
      <style:text-properties fo:font-weight="bold" style:font-weight-asian="bold"/>
    </style:style>
    <style:style style:name="T27" style:family="text">
      <style:text-properties officeooo:rsid="001b4e38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bookmark-start text:name="__RefHeading___Toc350_2175173019"/><text:span text:style-name="T2">­</text:span><text:span text:style-name="T1">ASSIGNMENT COVERSHEET</text:span><text:bookmark-end text:name="__RefHeading___Toc350_2175173019"/></text:h>
      <text:p text:style-name="P1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" loext:marker-style-name="T4"><text:span text:style-name="T5"><text:tab/></text:span><text:span text:style-name="T6">UTS: ENGINEERING &amp; INFORMATION TECHNOLOG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 loext:marker-style-name="T7"/>
            <text:p text:style-name="P4" loext:marker-style-name="T5"><text:span text:style-name="T5">SUBJECT NUMBER &amp; NAME</text:span><text:span text:style-name="T5"/></text:p>
            <text:p text:style-name="P5" loext:marker-style-name="T8"/>
          </table:table-cell>
          <table:table-cell table:style-name="Table1.B2" table:number-columns-spanned="6" office:value-type="string">
            <text:p text:style-name="P3" loext:marker-style-name="T7"/>
            <text:p text:style-name="P4" loext:marker-style-name="T5"><text:span text:style-name="T5">NAME OF STUDENT(s) </text:span><text:span text:style-name="T9">(PRINT CLEARLY)</text:span></text:p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6" loext:marker-style-name="T10"/>
            <text:p text:style-name="P4" loext:marker-style-name="T11"><text:span text:style-name="T10">SURNAME <text:s text:c="54"/>FIRST NAME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3" loext:marker-style-name="T7"/>
            <text:p text:style-name="P4" loext:marker-style-name="T5"><text:span text:style-name="T5">STUDENT ID(s)</text:span><text:span text:style-name="T5"/></text:p>
            <text:p text:style-name="P7" loext:marker-style-name="T12"/>
          </table:table-cell>
        </table:table-row>
        <table:table-row table:style-name="Table1.3">
          <table:table-cell table:style-name="Table1.A3" table:number-columns-spanned="4" office:value-type="string">
            <text:p text:style-name="P4" loext:marker-style-name="T5"><text:span text:style-name="T5">STUDENT EMAIL</text:span><text:span text:style-name="T5"/></text:p>
            <text:p text:style-name="P7" loext:marker-style-name="T12"/>
          </table:table-cell>
          <table:covered-table-cell/>
          <table:covered-table-cell/>
          <table:covered-table-cell/>
          <table:table-cell table:style-name="Table1.E3" table:number-columns-spanned="4" office:value-type="string">
            <text:p text:style-name="P4" loext:marker-style-name="T5"><text:span text:style-name="T5">STUDENT CONTACT NUMBER</text:span><text:span text:style-name="T5"/></text:p>
            <text:p text:style-name="P7" loext:marker-style-name="T12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4" loext:marker-style-name="T5"><text:span text:style-name="T5">NAME OF TUTOR</text:span><text:span text:style-name="T5"/></text:p>
            <text:p text:style-name="P7" loext:marker-style-name="T12"/>
          </table:table-cell>
          <table:covered-table-cell/>
          <table:covered-table-cell/>
          <table:table-cell table:style-name="Table1.D4" table:number-columns-spanned="3" office:value-type="string">
            <text:p text:style-name="P4" loext:marker-style-name="T5"><text:span text:style-name="T5">TUTORIAL GROUP</text:span><text:span text:style-name="T5"/></text:p>
            <text:p text:style-name="P8" loext:marker-style-name="T13"/>
          </table:table-cell>
          <table:covered-table-cell/>
          <table:covered-table-cell/>
          <table:table-cell table:style-name="Table1.G4" table:number-columns-spanned="2" office:value-type="string">
            <text:p text:style-name="P4" loext:marker-style-name="T5"><text:span text:style-name="T5">DUE DATE</text:span><text:span text:style-name="T5"/></text:p>
            <text:p text:style-name="P7" loext:marker-style-name="T12"/>
          </table:table-cell>
          <table:covered-table-cell/>
        </table:table-row>
        <table:table-row table:style-name="Table1.5">
          <table:table-cell table:style-name="Table1.A5" table:number-columns-spanned="8" office:value-type="string">
            <text:p text:style-name="P4" loext:marker-style-name="T7"><text:span text:style-name="T5">ASSESSMENT ITEM NUMBER &amp; TITLE</text:span><text:span text:style-name="T7"/></text:p>
            <text:p text:style-name="P8" loext:marker-style-name="T13"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8" office:value-type="string">
            <text:p text:style-name="P9" loext:marker-style-name="T14"><text:bookmark-start text:name="Check1 Copy 1"/></text:p>
            <text:p text:style-name="P10" loext:marker-style-name="T15"><text:span text:style-name="T14"><field:fieldmark text:name="Check1" field:type="vnd.oasis.opendocument.field.FORMCHECKBOX"/></text:span><text:bookmark-end text:name="Check1 Copy 1"/><text:span text:style-name="T16"><text:s/>I confirm that I have read, understood and followed the guidelines for assignment submission and presentation on page 2 of this cover sheet.</text:span></text:p>
            <text:p text:style-name="P10" loext:marker-style-name="T16"><text:span text:style-name="T14"><field:fieldmark text:name="Check1 Copy 2" field:type="vnd.oasis.opendocument.field.FORMCHECKBOX"/></text:span><text:span text:style-name="T16"><text:s/>I confirm that I have read, understood and followed the advice in the Subject Outline about assessment requirements.</text:span></text:p>
            <text:p text:style-name="P10" loext:marker-style-name="T16"><text:span text:style-name="T14"><field:fieldmark text:name="Check1 Copy 3" field:type="vnd.oasis.opendocument.field.FORMCHECKBOX"/></text:span><text:span text:style-name="T16"><text:s/>I understand that if this assignment is submitted after the due date it may incur a penalty for lateness unless I have previously had an extension of time approved and have attached the written confirmation of this extension.</text:span></text:p>
            <text:p text:style-name="P11" loext:marker-style-name="T9"/>
            <text:p text:style-name="P10" loext:marker-style-name="T9"><text:span text:style-name="T5">Declaration of originality</text:span><text:span text:style-name="T9">: The work contained in this assignment, other than that specifically attributed to another source, is that of the author(s) </text:span><text:span text:style-name="T17">and has not been previously submitted for assessment</text:span><text:span text:style-name="T9">. I understand that, should this declaration be found to be false, disciplinary action could be taken and penalties imposed in accordance with University policy and rules. In the statement below, I have indicated the extent to which I have collaborated with others, whom I have named.</text:span></text:p>
            <text:p text:style-name="P11" loext:marker-style-name="T9"/>
            <text:p text:style-name="P10" loext:marker-style-name="T9"><text:span text:style-name="T5">Statement of collaboration</text:span><text:span text:style-name="T9">:</text:span></text:p>
            <text:p text:style-name="P11" loext:marker-style-name="T9"/>
            <text:p text:style-name="P11" loext:marker-style-name="T9"/>
            <text:p text:style-name="P11" loext:marker-style-name="T9"/>
            <text:p text:style-name="P11" loext:marker-style-name="T9"/>
            <text:p text:style-name="P11" loext:marker-style-name="T9"/>
            <text:p text:style-name="P12" loext:marker-style-name="T18"/>
            <text:p text:style-name="Standard" loext:marker-style-name="T18"><text:span text:style-name="T18">Signature of student(s) ____________________________________________________________ Date</text:span><text:span text:style-name="T19"> </text:span><text:span text:style-name="T18">_________________________</text:span></text:p>
            <text:p text:style-name="P13" loext:marker-style-name="T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8" office:value-type="string">
            <text:p text:style-name="P14" loext:marker-style-name="T21"/>
            <text:p text:style-name="P10" loext:marker-style-name="T12"><text:span text:style-name="T22"></text:span><text:span text:style-name="T9">- -- - - - - - - - - - - - - - - - - - - - - - - - - - - - - - - - - - - - - - - - - - - - - - - - - - - - - - - - - - - - - - - - - - - - - - - - - - - - - - - - - - - - - - - - - - - - - - - - - - - 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15" loext:marker-style-name="T23"><text:span text:style-name="T24">ASSIGNMENT RECEIPT</text:span><text:span text:style-name="T23"/></text:p>
          </table:table-cell>
          <table:covered-table-cell/>
          <table:covered-table-cell/>
          <table:covered-table-cell/>
          <table:table-cell table:style-name="Table1.E8" table:number-columns-spanned="4" office:value-type="string">
            <text:p text:style-name="P16" loext:marker-style-name="T12"/>
            <text:p text:style-name="P15" loext:marker-style-name="T12"><text:span text:style-name="T9">To be completed by the student if a receipt is required</text:span><text:span text:style-name="T12"/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 loext:marker-style-name="T7"><text:span text:style-name="T5">SUBJECT NUMBER &amp; NAME</text:span><text:span text:style-name="T7"/></text:p>
            <text:p text:style-name="P7" loext:marker-style-name="T12"/>
          </table:table-cell>
          <table:covered-table-cell/>
          <table:table-cell table:style-name="Table1.C9" table:number-columns-spanned="6" office:value-type="string">
            <text:p text:style-name="P4" loext:marker-style-name="T5"><text:span text:style-name="T5">NAME OF TUTOR</text:span><text:span text:style-name="T5"/></text:p>
            <text:p text:style-name="P7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0" table:number-columns-spanned="5" office:value-type="string">
            <text:p text:style-name="P4" loext:marker-style-name="T7"><text:span text:style-name="T5">SIGNATURE OF TUTOR</text:span><text:span text:style-name="T7"/></text:p>
            <text:p text:style-name="P17" loext:marker-style-name="T19"/>
            <text:p text:style-name="P18" loext:marker-style-name="T25"/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4" loext:marker-style-name="T5"><text:span text:style-name="T5">RECEIVED DATE</text:span><text:span text:style-name="T5"/></text:p>
            <text:p text:style-name="P7" loext:marker-style-name="T12"/>
          </table:table-cell>
          <table:covered-table-cell/>
          <table:covered-table-cell/>
        </table:table-row>
      </table:table>
      <text:p text:style-name="P19"/>
      <text:p text:style-name="P20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2">SecureDisk C Library</text:p>
      <text:p text:style-name="P23">For the secure, compressed storage of files</text:p>
      <text:p text:style-name="P24">Wednesday 18:00 Group 7</text:p>
      <text:p text:style-name="P24">Evelyn Willow</text:p>
      <text:p text:style-name="P24">Liam Calder</text:p>
      <text:p text:style-name="P24">Sai Thrishaan Niruthapalan</text:p>
      <text:p text:style-name="P24">Travis Grierson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table-of-content text:style-name="Sect1" text:protected="true" text:name="Table of Contents1">
        <text:table-of-content-source text:outline-level="10">
          <text:index-title-template text:style-name="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25"><text:a xlink:type="simple" xlink:href="#__RefHeading___Toc350_2175173019" office:name="­ASSIGNMENT COVERSHEET" text:style-name="Index_20_Link" text:visited-style-name="Index_20_Link">­ASSIGNMENT COVERSHEET<text:tab/>1</text:a></text:p>
          <text:p text:style-name="P25"><text:a xlink:type="simple" xlink:href="#__RefHeading___Toc417_2175173019" office:name="Introduction" text:style-name="Index_20_Link" text:visited-style-name="Index_20_Link">Introduction<text:tab/>4</text:a></text:p>
          <text:p text:style-name="P25"><text:a xlink:type="simple" xlink:href="#__RefHeading___Toc419_2175173019" office:name="Objective" text:style-name="Index_20_Link" text:visited-style-name="Index_20_Link">Objective<text:tab/>4</text:a></text:p>
          <text:p text:style-name="P25"><text:a xlink:type="simple" xlink:href="#__RefHeading___Toc421_2175173019" office:name="Scope" text:style-name="Index_20_Link" text:visited-style-name="Index_20_Link">Scope<text:tab/>4</text:a></text:p>
          <text:p text:style-name="P25"><text:a xlink:type="simple" xlink:href="#__RefHeading___Toc423_2175173019" office:name="Discussions on program" text:style-name="Index_20_Link" text:visited-style-name="Index_20_Link">Discussions on program<text:tab/>4</text:a></text:p>
          <text:p text:style-name="P26"><text:a xlink:type="simple" xlink:href="#__RefHeading___Toc472_2175173019" office:name="How we structured the program" text:style-name="Index_20_Link" text:visited-style-name="Index_20_Link">How we structured the program<text:tab/>4</text:a></text:p>
          <text:p text:style-name="P26"><text:a xlink:type="simple" xlink:href="#__RefHeading___Toc474_2175173019" office:name="Features" text:style-name="Index_20_Link" text:visited-style-name="Index_20_Link">Features<text:tab/>4</text:a></text:p>
          <text:p text:style-name="P26"><text:a xlink:type="simple" xlink:href="#__RefHeading___Toc476_2175173019" office:name="Algorithms" text:style-name="Index_20_Link" text:visited-style-name="Index_20_Link">Algorithms<text:tab/>4</text:a></text:p>
          <text:p text:style-name="P25"><text:a xlink:type="simple" xlink:href="#__RefHeading___Toc425_2175173019" office:name="Conclusion" text:style-name="Index_20_Link" text:visited-style-name="Index_20_Link">Conclusion<text:tab/>4</text:a></text:p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Got to be including plenty of diagrams ( I can draw these with my tablet, make them nice), and graphical descriptors. Got to be detailed in diving in to how the program has been made.</text:p>
      <text:h text:style-name="Heading_20_1" text:outline-level="1"><text:bookmark-start text:name="__RefHeading___Toc417_2175173019"/><text:soft-page-break/>Introduction<text:bookmark-end text:name="__RefHeading___Toc417_2175173019"/></text:h>
      <text:p text:style-name="P28">sdgsdg</text:p>
      <text:p text:style-name="P29"/>
      <text:h text:style-name="Heading_20_1" text:outline-level="1"><text:bookmark-start text:name="__RefHeading___Toc419_2175173019"/>Objective<text:bookmark-end text:name="__RefHeading___Toc419_2175173019"/></text:h>
      <text:p text:style-name="P28">sdgsd</text:p>
      <text:p text:style-name="P29"/>
      <text:h text:style-name="Heading_20_1" text:outline-level="1"><text:bookmark-start text:name="__RefHeading___Toc421_2175173019"/>Scope<text:bookmark-end text:name="__RefHeading___Toc421_2175173019"/></text:h>
      <text:p text:style-name="P28">sdgs</text:p>
      <text:p text:style-name="P29"/>
      <text:h text:style-name="P30" text:outline-level="1"><text:bookmark-start text:name="__RefHeading___Toc423_2175173019"/>Discussions on program<text:bookmark-end text:name="__RefHeading___Toc423_2175173019"/></text:h>
      <text:h text:style-name="P31" text:outline-level="2"><text:bookmark-start text:name="__RefHeading___Toc472_2175173019"/>How we structured the program<text:bookmark-end text:name="__RefHeading___Toc472_2175173019"/></text:h>
      <text:p text:style-name="P28">sdfs</text:p>
      <text:h text:style-name="Heading_20_2" text:outline-level="2"/>
      <text:h text:style-name="Heading_20_2" text:outline-level="2"><text:bookmark-start text:name="__RefHeading___Toc474_2175173019"/><text:span text:style-name="T27">Fe</text:span>atures<text:bookmark-end text:name="__RefHeading___Toc474_2175173019"/></text:h>
      <text:list text:style-name="L1">
        <text:list-item>
          <text:p text:style-name="P32">Feature 1:</text:p>
          <text:p text:style-name="P32">sdkjdkgjh</text:p>
        </text:list-item>
        <text:list-item>
          <text:p text:style-name="P32">Feature 2:</text:p>
          <text:p text:style-name="P32">skdgjahk</text:p>
        </text:list-item>
      </text:list>
      <text:p text:style-name="P33"/>
      <text:h text:style-name="Heading_20_2" text:outline-level="2"><text:bookmark-start text:name="__RefHeading___Toc476_2175173019"/><text:span text:style-name="T27">A</text:span>lgorithms<text:bookmark-end text:name="__RefHeading___Toc476_2175173019"/></text:h>
      <text:p text:style-name="P34">LZW ENCODING</text:p>
      <text:p text:style-name="P35">* PSEUDOCODE</text:p>
      <text:p text:style-name="P35">1 Initialize table with single character strings</text:p>
      <text:p text:style-name="P35">2 P = first input character</text:p>
      <text:p text:style-name="P35">3 WHILE not end of input stream</text:p>
      <text:p text:style-name="P35">4 C = next input character</text:p>
      <text:p text:style-name="P35">5 IF P + C is in the string table</text:p>
      <text:p text:style-name="P35">6 P = P + C</text:p>
      <text:p text:style-name="P35">7 ELSE</text:p>
      <text:p text:style-name="P35">8 output the code for P</text:p>
      <text:p text:style-name="P35">9 add P + C to the string table</text:p>
      <text:p text:style-name="P35">10 P = C</text:p>
      <text:p text:style-name="P35">11 END WHILE</text:p>
      <text:p text:style-name="P35">12 output code for P </text:p>
      <text:p text:style-name="P28"/>
      <text:p text:style-name="P36"/>
      <text:p text:style-name="P36"><text:soft-page-break/></text:p>
      <text:h text:style-name="Heading_20_2" text:outline-level="2"/>
      <text:p text:style-name="P36"/>
      <text:h text:style-name="Heading_20_1" text:outline-level="1"><text:bookmark-start text:name="__RefHeading___Toc425_2175173019"/>Conclusion<text:bookmark-end text:name="__RefHeading___Toc425_2175173019"/></text:h>
      <text:p text:style-name="P28">sdgsdg</text:p>
      <text:p text:style-name="P36"/>
      <text:p text:style-name="P36"/>
      <text:p text:style-name="P36"/>
      <text:p text:style-name="P36"/>
      <text:p text:style-name="P36"/>
      <text:p text:style-name="P37">sources:</text:p>
      <text:p text:style-name="P38">on why lempel-ziv compression (LZ77) is best versus lempel-ziv-welch or huffman:</text:p>
      <text:p text:style-name="P38"><text:a xlink:type="simple" xlink:href="https://www.techinterview.org/post/3233473051/lld-compression-algorithms/" text:style-name="Internet_20_link" text:visited-style-name="Visited_20_Internet_20_Link">https://www.techinterview.org/post/3233473051/lld-compression-algorithms/</text:a>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AU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AU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keep-with-next="always"/>
      <style:text-properties fo:color="#800000" loext:opacity="100%" style:font-name="Arial" fo:font-family="Arial" style:font-family-generic="swiss" style:font-pitch="variable"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맑은 고딕" style:font-family-asian="'맑은 고딕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UTS_20_Body_20_text" style:display-name="UTS Body text" style:family="paragraph" style:parent-style-name="Standard">
      <style:paragraph-properties fo:margin-top="0cm" fo:margin-bottom="0.212cm" style:contextual-spacing="false" fo:line-height="0.423cm"/>
      <style:text-properties style:font-name="Arial" fo:font-family="Arial" style:font-family-generic="swiss" style:font-pitch="variable" fo:font-size="10pt" style:font-size-asian="10pt"/>
    </style:style>
    <style:style style:name="UTS_20_Heading_20_2" style:display-name="UTS Heading 2" style:family="paragraph">
      <style:paragraph-properties fo:margin-top="0cm" fo:margin-bottom="0.212cm" style:contextual-spacing="false" fo:text-align="start" style:justify-single-word="false" fo:orphans="2" fo:widows="2" style:writing-mode="lr-tb"/>
      <style:text-properties fo:text-transform="uppercase" style:font-name="Arial" fo:font-family="Arial" style:font-family-generic="swiss" style:font-pitch="variable" fo:font-size="16pt" fo:font-weight="bold" style:font-size-asian="16pt" style:font-weight-asian="bold"/>
    </style:style>
    <style:style style:name="UTS_20_Heading_20_3" style:display-name="UTS Heading 3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text-transform="uppercase" style:font-name="Arial" fo:font-family="Arial" style:font-family-generic="swiss" style:font-pitch="variable" fo:font-size="16pt" style:font-size-asian="16pt"/>
    </style:style>
    <style:style style:name="UTS_20_Heading_20_1" style:display-name="UTS Heading 1" style:family="paragraph">
      <style:paragraph-properties fo:margin-top="0cm" fo:margin-bottom="0.212cm" style:contextual-spacing="false" fo:text-align="start" style:justify-single-word="false" fo:orphans="2" fo:widows="2" style:writing-mode="lr-tb"/>
      <style:text-properties fo:text-transform="uppercase" style:font-name="Arial" fo:font-family="Arial" style:font-family-generic="swiss" style:font-pitch="variable" fo:font-size="24pt" fo:font-weight="bold" style:font-size-asian="24pt" style:font-weight-asian="bold"/>
    </style:style>
    <style:style style:name="UTS_20_Footer" style:display-name="UTS Footer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swiss" style:font-pitch="variable" fo:font-size="7pt" style:font-size-asian="7pt"/>
    </style:style>
    <style:style style:name="UTS_20_Body_20_text_20_bulleted" style:display-name="UTS Body text bulleted" style:family="paragraph" style:parent-style-name="Standard" style:list-style-name="WWNum1">
      <style:paragraph-properties fo:margin-left="0.501cm" fo:margin-top="0cm" fo:margin-bottom="0.212cm" style:contextual-spacing="false" fo:line-height="0.423cm" fo:text-indent="-0.501cm" style:auto-text-indent="false">
        <style:tab-stops>
          <style:tab-stop style:position="0.501cm"/>
        </style:tab-stops>
      </style:paragraph-properties>
      <style:text-properties style:font-name="Arial" fo:font-family="Arial" style:font-family-generic="swiss" style:font-pitch="variable" fo:font-size="10pt" style:font-size-asian="10pt"/>
    </style:style>
    <style:style style:name="UTS_20_Faculty_20_Name" style:display-name="UTS Faculty Name" style:family="paragraph">
      <style:paragraph-properties fo:margin-top="0.353cm" fo:margin-bottom="0cm" style:contextual-spacing="false" fo:text-align="start" style:justify-single-word="false" fo:orphans="2" fo:widows="2" style:writing-mode="lr-tb">
        <style:tab-stops>
          <style:tab-stop style:position="12.136cm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left" style:display-name="Header left" style:family="paragraph" style:parent-style-name="Header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맑은 고딕" style:font-family-asian="'맑은 고딕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Times New Roman1" fo:font-family="'Times New Roman'" style:font-family-generic="swiss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Times New Roman" fo:font-family="'Times New Roman'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swiss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1" fo:font-family="'Times New Roman'" style:font-family-generic="swiss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Arial" fo:font-family="Arial" style:font-family-generic="swiss" style:font-pitch="variable" fo:font-size="10pt" style:font-size-asian="10pt" style:font-name-complex="Arial1" style:font-family-complex="Arial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&gt;" style:num-suffix="&gt;" text:bullet-char="&gt;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fo:font-family="Helvetic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&gt;" style:num-suffix="&gt;" text:bullet-char="&gt;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fo:font-family="Helvetic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&gt;" style:num-suffix="&gt;" text:bullet-char="&gt;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fo:font-family="Helvetic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Arial" fo:font-size="8pt" officeooo:rsid="001e10fd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Standard"><draw:frame draw:style-name="Mfr1" draw:name="P 2" text:anchor-type="char" svg:x="13.167cm" svg:y="-1.251cm" svg:width="5.808cm" svg:height="3.739cm" draw:z-index="0"><draw:image xlink:href="Pictures/10000000000002AF000001B91D41BCF2.jpg" xlink:type="simple" xlink:show="embed" xlink:actuate="onLoad" draw:mime-type="image/jpeg"/><svg:desc>Black-UTS-logo-Title.jpg</svg:desc></draw:frame></text:p>
        <text:p text:style-name="Standard"/>
        <text:p text:style-name="Standard"/>
      </style:header-first>
      <style:footer>
        <text:p text:style-name="Footer" loext:marker-style-name="MT1"><text:span text:style-name="MT1">UTS Faculty of Engineering and Information Technology <text:tab/><text:tab/>Assignment Cover Sheet 2016</text:span><text:span text:style-name="MT1"/></text:p>
      </style:footer>
      <style:footer-first>
        <text:p text:style-name="Footer" loext:marker-style-name="MT1"><text:span text:style-name="MT1">UTS Faculty of Engineering and Information Technology<text:tab/><text:tab/>Assignment Cover Sheet 2017</text:span><text:span text:style-name="MT1"/></text:p>
      </style:footer-first>
    </style:master-page>
    <style:master-page style:name="Converted1" style:page-layout-name="Mpm2" draw:style-name="Mdp1">
      <style:header>
        <text:p text:style-name="Header"/>
      </style:header>
      <style:header-first>
        <text:p text:style-name="Standard"/>
        <text:p text:style-name="Standard"/>
        <text:p text:style-name="Standard"/>
      </style:header-first>
      <style:footer>
        <text:p text:style-name="Footer" loext:marker-style-name="MT1"><text:span text:style-name="MT1">UTS Faculty of Engineering and Information Technology <text:tab/><text:tab/></text:span><text:span text:style-name="MT2">Fundamentals of C – Wed 6pm Group 7</text:span></text:p>
      </style:footer>
      <style:footer-first>
        <text:p text:style-name="Footer" loext:marker-style-name="MT1"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LECTURER: (UTS BODY TEXT)</dc:title>
    <meta:initial-creator>Peter Stewart</meta:initial-creator>
    <meta:editing-cycles>16</meta:editing-cycles>
    <meta:print-date>2005-07-23T09:50:00</meta:print-date>
    <meta:creation-date>2016-06-24T01:57:00</meta:creation-date>
    <dc:date>2026-04-22T19:03:51.214224834</dc:date>
    <meta:editing-duration>PT1H2M57S</meta:editing-duration>
    <meta:generator>LibreOffice/25.8.5.2$Linux_X86_64 LibreOffice_project/580$Build-2</meta:generator>
    <meta:document-statistic meta:table-count="1" meta:image-count="1" meta:object-count="0" meta:page-count="5" meta:paragraph-count="80" meta:word-count="573" meta:character-count="3146" meta:non-whitespace-character-count="2598"/>
    <meta:user-defined meta:name="AppVersion">15.0000</meta:user-defined>
    <meta:user-defined meta:name="Company">University of Technology, Sydney</meta:user-defined>
    <meta:user-defined meta:name="ContentTypeId">0x010100D07A8468A96921419EC8CB9BF791CD1B</meta:user-defined>
    <meta:template xlink:type="simple" xlink:actuate="onRequest" xlink:title="UTS Lecture notes2015" xlink:href=""/>
  </office:meta>
</office:document-meta>
</file>